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font-name="DejaVu Sans" fo:font-size="32pt" fo:font-weight="normal" fo:background-color="#ffffff" style:font-size-asian="32pt" style:font-size-complex="32pt"/>
    </style:style>
    <style:style style:name="P2" style:family="paragraph" style:parent-style-name="Standard">
      <style:paragraph-properties fo:line-height="150%" fo:text-align="justify" style:justify-single-word="false"/>
      <style:text-properties fo:color="#000000" style:font-name="DejaVu Sans" fo:font-size="32pt" fo:font-weight="normal" officeooo:paragraph-rsid="0009004d" fo:background-color="#ffffff" style:font-size-asian="32pt" style:font-size-complex="32pt"/>
    </style:style>
    <style:style style:name="P3" style:family="paragraph" style:parent-style-name="Standard">
      <style:paragraph-properties fo:line-height="150%" fo:text-align="justify" style:justify-single-word="false"/>
      <style:text-properties fo:color="#000000" style:font-name="DejaVu Sans" fo:font-size="32pt" fo:font-weight="normal" officeooo:paragraph-rsid="000ade07" fo:background-color="#ffffff" style:font-size-asian="32pt" style:font-size-complex="32pt"/>
    </style:style>
    <style:style style:name="P4" style:family="paragraph" style:parent-style-name="Standard">
      <style:paragraph-properties fo:line-height="150%" fo:text-align="justify" style:justify-single-word="false"/>
      <style:text-properties fo:color="#000000" style:font-name="DejaVu Sans" fo:font-size="20pt" fo:font-weight="normal" officeooo:paragraph-rsid="000b2455" fo:background-color="#ffffff" style:font-size-asian="20pt" style:font-size-complex="20pt"/>
    </style:style>
    <style:style style:name="P5" style:family="paragraph" style:parent-style-name="Standard">
      <style:paragraph-properties fo:line-height="150%" fo:text-align="justify" style:justify-single-word="false"/>
      <style:text-properties fo:color="#000000" style:font-name="DejaVu Sans" fo:font-size="50pt" fo:font-weight="bold" officeooo:paragraph-rsid="000ade07" fo:background-color="#ffffff" style:font-size-asian="50pt" style:font-weight-asian="bold" style:font-size-complex="50pt" style:font-weight-complex="bold"/>
    </style:style>
    <style:style style:name="P6" style:family="paragraph" style:parent-style-name="Standard">
      <style:paragraph-properties fo:line-height="150%" fo:text-align="justify" style:justify-single-word="false"/>
      <style:text-properties fo:color="#000000" style:font-name="DejaVu Sans" fo:font-size="17pt" fo:font-weight="normal" fo:background-color="#ffffff" style:font-size-asian="17pt" style:font-size-complex="17pt"/>
    </style:style>
    <style:style style:name="P7" style:family="paragraph" style:parent-style-name="Standard">
      <style:paragraph-properties fo:line-height="150%" fo:text-align="justify" style:justify-single-word="false"/>
      <style:text-properties style:font-name="DejaVu Sans" fo:font-size="32pt" style:font-size-asian="32pt" style:font-size-complex="32pt"/>
    </style:style>
    <style:style style:name="P8" style:family="paragraph" style:parent-style-name="Standard">
      <style:paragraph-properties fo:line-height="150%" fo:text-align="justify" style:justify-single-word="false"/>
      <style:text-properties style:font-name="DejaVu Sans" fo:font-size="32pt" officeooo:paragraph-rsid="000ade07" style:font-size-asian="32pt" style:font-size-complex="32pt"/>
    </style:style>
    <style:style style:name="P9" style:family="paragraph" style:parent-style-name="Standard">
      <style:paragraph-properties fo:line-height="150%" fo:text-align="justify" style:justify-single-word="false"/>
      <style:text-properties style:font-name="DejaVu Sans" fo:font-size="32pt" officeooo:rsid="0009004d" officeooo:paragraph-rsid="0009004d" style:font-size-asian="32pt" style:font-size-complex="32pt"/>
    </style:style>
    <style:style style:name="P10" style:family="paragraph" style:parent-style-name="Standard">
      <style:paragraph-properties fo:line-height="150%" fo:text-align="justify" style:justify-single-word="false"/>
      <style:text-properties style:font-name="DejaVu Sans" fo:font-size="17pt" style:font-size-asian="17pt" style:font-size-complex="17pt"/>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line-height="150%" fo:text-align="justify" style:justify-single-word="false"/>
      <style:text-properties officeooo:paragraph-rsid="000ade07"/>
    </style:style>
    <style:style style:name="P13" style:family="paragraph" style:parent-style-name="Standard">
      <style:paragraph-properties fo:line-height="150%" fo:text-align="justify" style:justify-single-word="false" fo:break-before="page"/>
      <style:text-properties fo:color="#000000" style:font-name="DejaVu Sans" fo:font-size="32pt" fo:font-weight="normal" fo:background-color="#ffffff" style:font-size-asian="32pt" style:font-size-complex="32pt"/>
    </style:style>
    <style:style style:name="P14" style:family="paragraph" style:parent-style-name="Standard">
      <style:paragraph-properties fo:line-height="150%" fo:text-align="justify" style:justify-single-word="false" fo:break-before="page"/>
      <style:text-properties fo:color="#000000" style:font-name="DejaVu Sans" fo:font-size="50pt" fo:font-weight="bold" officeooo:paragraph-rsid="0009004d" fo:background-color="#ffffff" style:font-size-asian="50pt" style:font-weight-asian="bold" style:font-size-complex="50pt" style:font-weight-complex="bold"/>
    </style:style>
    <style:style style:name="P15" style:family="paragraph" style:parent-style-name="Standard">
      <style:paragraph-properties fo:line-height="150%" fo:text-align="justify" style:justify-single-word="false" fo:break-before="page"/>
      <style:text-properties fo:color="#000000" style:font-name="DejaVu Sans" fo:font-size="50pt" fo:font-weight="bold" officeooo:paragraph-rsid="000ade07" fo:background-color="#ffffff" style:font-size-asian="50pt" style:font-weight-asian="bold" style:font-size-complex="50pt" style:font-weight-complex="bold"/>
    </style:style>
    <style:style style:name="P16" style:family="paragraph" style:parent-style-name="Standard">
      <style:paragraph-properties fo:line-height="150%" fo:text-align="justify" style:justify-single-word="false" fo:break-before="page"/>
      <style:text-properties fo:color="#000000" style:font-name="DejaVu Sans" fo:font-size="50pt" fo:font-weight="bold" officeooo:paragraph-rsid="000cda88" fo:background-color="#ffffff" style:font-size-asian="50pt" style:font-weight-asian="bold" style:font-size-complex="50pt" style:font-weight-complex="bold"/>
    </style:style>
    <style:style style:name="P17" style:family="paragraph" style:parent-style-name="Standard">
      <style:paragraph-properties fo:line-height="150%" fo:text-align="justify" style:justify-single-word="false" fo:break-before="page"/>
      <style:text-properties fo:color="#000000" style:font-name="DejaVu Sans" fo:font-size="50pt" fo:font-weight="bold" officeooo:paragraph-rsid="000ade07" fo:background-color="#ffffff" style:font-size-asian="43.75pt" style:font-weight-asian="bold" style:font-size-complex="50pt" style:font-weight-complex="bold"/>
    </style:style>
    <style:style style:name="P18" style:family="paragraph" style:parent-style-name="Standard">
      <style:paragraph-properties fo:line-height="150%" fo:text-align="justify" style:justify-single-word="false" fo:break-before="page"/>
      <style:text-properties style:font-name="DejaVu Sans" fo:font-size="32pt" style:font-size-asian="32pt" style:font-size-complex="32pt"/>
    </style:style>
    <style:style style:name="P19" style:family="paragraph" style:parent-style-name="Standard">
      <style:paragraph-properties fo:line-height="150%" fo:text-align="justify" style:justify-single-word="false" fo:break-before="page"/>
    </style:style>
    <style:style style:name="P20" style:family="paragraph" style:parent-style-name="Standard">
      <style:paragraph-properties fo:line-height="150%" fo:text-align="justify" style:justify-single-word="false" fo:break-before="page"/>
      <style:text-properties officeooo:paragraph-rsid="000ade07"/>
    </style:style>
    <style:style style:name="T1" style:family="text">
      <style:text-properties fo:color="#000000" fo:font-weight="normal" fo:background-color="#ffffff" loext:char-shading-value="0"/>
    </style:style>
    <style:style style:name="T2" style:family="text">
      <style:text-properties fo:color="#000000" fo:font-weight="normal" officeooo:rsid="0009004d" fo:background-color="#ffffff" loext:char-shading-value="0"/>
    </style:style>
    <style:style style:name="T3" style:family="text">
      <style:text-properties fo:color="#000000" fo:font-weight="normal" officeooo:rsid="000ade07" fo:background-color="#ffffff" loext:char-shading-value="0"/>
    </style:style>
    <style:style style:name="T4" style:family="text">
      <style:text-properties fo:color="#000000" style:font-name="DejaVu Sans" fo:font-size="32pt" fo:font-weight="normal" fo:background-color="#ffffff" loext:char-shading-value="0" style:font-size-asian="32pt" style:font-size-complex="32pt"/>
    </style:style>
    <style:style style:name="T5" style:family="text">
      <style:text-properties fo:color="#000000" style:font-name="DejaVu Sans" fo:font-size="32pt" fo:font-weight="normal" officeooo:rsid="000ade07" fo:background-color="#ffffff" loext:char-shading-value="0" style:font-size-asian="32pt" style:font-size-complex="32pt"/>
    </style:style>
    <style:style style:name="T6" style:family="text">
      <style:text-properties fo:color="#000000" style:font-name="DejaVu Sans" fo:font-size="32pt" fo:font-weight="normal" officeooo:rsid="000b2455" fo:background-color="#ffffff" loext:char-shading-value="0" style:font-size-asian="32pt" style:font-size-complex="32pt"/>
    </style:style>
    <style:style style:name="T7" style:family="text">
      <style:text-properties fo:color="#000000" style:font-name="DejaVu Sans" fo:font-size="50pt" fo:font-weight="bold" fo:background-color="#ffffff" loext:char-shading-value="0" style:font-size-asian="50pt" style:font-weight-asian="bold" style:font-size-complex="50pt" style:font-weight-complex="bold"/>
    </style:style>
    <style:style style:name="T8" style:family="text">
      <style:text-properties fo:color="#000000" style:font-name="DejaVu Sans" fo:font-size="50pt" fo:font-weight="bold" officeooo:rsid="000cda88" fo:background-color="#ffffff" loext:char-shading-value="0" style:font-size-asian="50pt" style:font-weight-asian="bold" style:font-size-complex="50pt" style:font-weight-complex="bold"/>
    </style:style>
    <style:style style:name="T9" style:family="text">
      <style:text-properties fo:color="#000000" fo:background-color="#ffffff" loext:char-shading-value="0"/>
    </style:style>
    <style:style style:name="T10" style:family="text">
      <style:text-properties fo:color="#000000" officeooo:rsid="000cda88" fo:background-color="#ffffff" loext:char-shading-value="0"/>
    </style:style>
    <style:style style:name="T11" style:family="text">
      <style:text-properties fo:color="#a31515"/>
    </style:style>
    <style:style style:name="T12" style:family="text">
      <style:text-properties fo:color="#0451a5"/>
    </style:style>
    <style:style style:name="T13" style:family="text">
      <style:text-properties officeooo:rsid="0009004d"/>
    </style:style>
    <style:style style:name="T14" style:family="text">
      <style:text-properties officeooo:rsid="000ade07"/>
    </style:style>
    <style:style style:name="T15" style:family="text">
      <style:text-properties officeooo:rsid="000b2455"/>
    </style:style>
    <style:style style:name="T16" style:family="text">
      <style:text-properties officeooo:rsid="000cda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Margaret Hamilton prints out the complete source code of her program. The stack of code matches her own height.</text:p>
      <text:p text:style-name="P1"/>
      <text:p text:style-name="P14">1969 : <text:span text:style-name="T16">Apollo</text:span></text:p>
      <text:p text:style-name="P2">Margaret Hamilton was Director of the software team that wrote the code for the Apollo 11 lunar lander.</text:p>
      <text:p text:style-name="P7"/>
      <text:p text:style-name="P18"><text:span text:style-name="T1"/></text:p>
      <text:p text:style-name="P7"><text:span text:style-name="T1"/></text:p>
      <text:p text:style-name="P7"><text:span text:style-name="T1"/></text:p>
      <text:p text:style-name="P7"><text:span text:style-name="T1">Linus Torvalds publishes code for the Linux kernel in an online newsgroup.</text:span></text:p>
      <text:p text:style-name="P1"/>
      <text:p text:style-name="P15">1991 : <text:span text:style-name="T16">Linux</text:span></text:p>
      <text:p text:style-name="P3">The Linux kernel rapidly gained users and developers. In 2020, it consisted of more than 27 million lines of code.</text:p>
      <text:p text:style-name="P7"/>
      <text:p text:style-name="P18"><text:span text:style-name="T3"/></text:p>
      <text:p text:style-name="P7"><text:span text:style-name="T3"/></text:p>
      <text:p text:style-name="P7"><text:span text:style-name="T3"/></text:p>
      <text:p text:style-name="P7"><text:span text:style-name="T3">The team of </text:span><text:span text:style-name="T1">Grace Hopper finds a bug in the Mark II computer at Harvard University.</text:span></text:p>
      <text:p text:style-name="P1"/>
      <text:p text:style-name="P17">1947 : <text:span text:style-name="T16">First Bug</text:span></text:p>
      <text:p text:style-name="P3">Grace Hopper made computing history by developing the COBOL language. The bug was a moth, it became famous as the first insect found in a computer.</text:p>
      <text:p text:style-name="P7"/>
      <text:p text:style-name="P1"/>
      <text:p text:style-name="P13"/>
      <text:p text:style-name="P1"/>
      <text:p text:style-name="P1">Guido van Rossum creates a programming language, "a 'hobby' programming project that would keep [<text:span text:style-name="T11">him</text:span>] occupied during the week around Christmas".</text:p>
      <text:p text:style-name="P2"/>
      <text:p text:style-name="P15">1989 : <text:span text:style-name="T16">Python</text:span></text:p>
      <text:p text:style-name="P3">Guido creates the Python language at the CWI in the Netherlands. Around 30 years later, Python became the most frequently used language on the planet.</text:p>
      <text:p text:style-name="P7"/>
      <text:p text:style-name="P1"/>
      <text:p text:style-name="P13"/>
      <text:p text:style-name="P1"/>
      <text:p text:style-name="P1"/>
      <text:p text:style-name="P1">Unix computers start counting time in seconds until today.</text:p>
      <text:p text:style-name="P1"/>
      <text:p text:style-name="P15">1970 : <text:span text:style-name="T16">Unix Epoch</text:span></text:p>
      <text:p text:style-name="P3">Midnight of January 1st, 1970 is known as the Unix Epoch. With a 32-bit integer there are enough seconds left until 2038.</text:p>
      <text:p text:style-name="P1"/>
      <text:p text:style-name="P13"/>
      <text:p text:style-name="P1"/>
      <text:p text:style-name="P1"/>
      <text:p text:style-name="P1">The first algorithm, a program to calculate Bernoulli numbers, is published.</text:p>
      <text:p text:style-name="P1"/>
      <text:p text:style-name="P15">1843 : <text:span text:style-name="T16">First Program</text:span></text:p>
      <text:p text:style-name="P3">Ada Lovelace wrote the algorithm that is considered as the first computer program, a remarkable achievement, considering she did not have a computer at the time.</text:p>
      <text:p text:style-name="P1"/>
      <text:p text:style-name="P13"/>
      <text:p text:style-name="P1"/>
      <text:p text:style-name="P1"/>
      <text:p text:style-name="P1">Linear Regression is used to fit a straight line to a set of points.</text:p>
      <text:p text:style-name="P1"/>
      <text:p text:style-name="P20"><text:span text:style-name="T7">1805 : </text:span><text:span text:style-name="T8">Linear Regression</text:span></text:p>
      <text:p text:style-name="P3">Adrien-Marie Legendre was the first to publish the least squares approach, although Carl Friedrich Gauss had discovered it independently a few years earlier. Linear Regression is one of the most fundamental Machine Learning methods.</text:p>
      <text:p text:style-name="P1"/>
      <text:p text:style-name="P13"/>
      <text:p text:style-name="P1"/>
      <text:p text:style-name="P1"/>
      <text:p text:style-name="P1">A robot plays 12 different songs on the flute.</text:p>
      <text:p text:style-name="P1"/>
      <text:p text:style-name="P16">1737 : <text:span text:style-name="T16">Robot Shepherd</text:span></text:p>
      <text:p text:style-name="P3">The inventor Jacques de Vaucanson constructed the figure of a shepherd that played the flute according to mechanically programmed instructions. His masterpiece is considered the "Digesting Duck".</text:p>
      <text:p text:style-name="P1"/>
      <text:p text:style-name="P13"/>
      <text:p text:style-name="P1"/>
      <text:p text:style-name="P1"/>
      <text:p text:style-name="P1">A computer beats the world champion in chess.</text:p>
      <text:p text:style-name="P1"/>
      <text:p text:style-name="P15">1997 : <text:span text:style-name="T16">Deep Blue</text:span></text:p>
      <text:p text:style-name="P3">The Deep Blue computer built by IBM beats world champion Kasparov 2:1 with 3 draws. It took 700,000 grandmaster games and evaluation of 200 million positions per second.</text:p>
      <text:p text:style-name="P1"/>
      <text:p text:style-name="P13"/>
      <text:p text:style-name="P1"/>
      <text:p text:style-name="P1"/>
      <text:p text:style-name="P1">An artificial neural network is trained to learn the structure of a family tree.</text:p>
      <text:p text:style-name="P1"/>
      <text:p text:style-name="P15">1982 : <text:span text:style-name="T16">Backpropagation</text:span></text:p>
      <text:p text:style-name="P3">David Rumelhart, Geoffrey Hinton and Ronald Williams publish the backpropagation algorithm. Their paper is among the most fundamental breakthroughs of machine learning and practically all modern neural networks are based on the same approach.</text:p>
      <text:p text:style-name="P1"/>
      <text:p text:style-name="P13"/>
      <text:p text:style-name="P1"/>
      <text:p text:style-name="P1"/>
      <text:p text:style-name="P1">The first pedestrian is killed by a self-driving car.</text:p>
      <text:p text:style-name="P1"/>
      <text:p text:style-name="P15">2018 : <text:span text:style-name="T16">Uber Accident</text:span></text:p>
      <text:p text:style-name="P3">Elaine Herzberg was hit by a self-driving Uber vehicle while crossing a four-lane road. To be fair, there are not enough fatal accidents to establish with confidence whether self-driving cars are better drivers than humans.</text:p>
      <text:p text:style-name="P7"><text:span text:style-name="T1"/></text:p>
      <text:p text:style-name="P18"><text:span text:style-name="T1"/></text:p>
      <text:p text:style-name="P7"><text:span text:style-name="T1"/></text:p>
      <text:p text:style-name="P7"><text:span text:style-name="T1"/></text:p>
      <text:p text:style-name="P7"><text:span text:style-name="T1">A test to distinguish an artificial intelligence from a person is described.</text:span></text:p>
      <text:p text:style-name="P1"/>
      <text:p text:style-name="P15">1950 : <text:span text:style-name="T16">Turing Test</text:span></text:p>
      <text:p text:style-name="P8"><text:span text:style-name="T1">In "Computing Machinery and Intelligence" Alan Turing describes what later became known as the Turing Test. The paper contains the following example dialog:</text:span></text:p>
      <text:p text:style-name="P6">Q: Please write me a sonnet on the subject of the Forth Bridge.</text:p>
      <text:p text:style-name="P6">A : Count me out on this one. I never could write poetry.</text:p>
      <text:p text:style-name="P6">Q: Add 34957 to 70764.</text:p>
      <text:p text:style-name="P6">A: (Pause about 30 seconds and then give as answer) 105621.</text:p>
      <text:p text:style-name="P6">Q: Do you play chess?</text:p>
      <text:p text:style-name="P10"><text:span text:style-name="T1">A: Yes.</text:span></text:p>
      <text:p text:style-name="P18"><text:span text:style-name="T1"/></text:p>
      <text:p text:style-name="P7"><text:span text:style-name="T1"/></text:p>
      <text:p text:style-name="P7"><text:span text:style-name="T1"/></text:p>
      <text:p text:style-name="P7"><text:span text:style-name="T1">The oldest member in the Robot Hall of Fame by Carnegie Mellon University is created.</text:span></text:p>
      <text:p text:style-name="P1"/>
      <text:p text:style-name="P15">1927 : <text:span text:style-name="T16">Metropolis</text:span></text:p>
      <text:p text:style-name="P3">The android Maria appears in <text:span text:style-name="T14">the </text:span>Fritz Lang sci-fi movie "Metropolis". <text:span text:style-name="T14">It</text:span> has its own statue in <text:span text:style-name="T14">the </text:span>Carnegie museum in Pittsburgh.</text:p>
      <text:p text:style-name="P7"><text:span text:style-name="T1"/></text:p>
      <text:p text:style-name="P19"><text:span text:style-name="T4"/></text:p>
      <text:p text:style-name="P11"><text:span text:style-name="T4"/></text:p>
      <text:p text:style-name="P11"><text:span text:style-name="T4"/></text:p>
      <text:p text:style-name="P11"><text:span text:style-name="T4">Two robots present the </text:span><text:span text:style-name="T6">Oscars at the </text:span><text:span text:style-name="T4">Academy Award </text:span><text:span text:style-name="T6">ceremony</text:span><text:span text:style-name="T4"> in the category "Special Achievement Award".</text:span></text:p>
      <text:p text:style-name="P1"/>
      <text:p text:style-name="P15">1978 : <text:span text:style-name="T16">Star Wars</text:span></text:p>
      <text:p text:style-name="P3">The <text:span text:style-name="T13">O</text:span>scars <text:span text:style-name="T14">for special achievements </text:span>were presented by R2-D2, C3PO and Mark Hamill (Luke Skywalker). <text:span text:style-name="T15">T</text:span>he recipients <text:span text:style-name="T15">were </text:span>Ben Burtt (Star Wars) and Frank Warner (Close Encounters of the Third Kind).</text:p>
      <text:p text:style-name="P7"><text:span text:style-name="T1"/></text:p>
      <text:p text:style-name="P18"><text:span text:style-name="T1"/></text:p>
      <text:p text:style-name="P7"><text:span text:style-name="T1"/></text:p>
      <text:p text:style-name="P7"><text:span text:style-name="T1"/></text:p>
      <text:p text:style-name="P7"><text:span text:style-name="T1">Amazon is convicted to pay a 746 million € fine for placing browser cookies on their website.</text:span></text:p>
      <text:p text:style-name="P1"/>
      <text:p text:style-name="P20"><text:span text:style-name="T7">2021 : </text:span><text:span text:style-name="T8">Cookie Case</text:span></text:p>
      <text:p text:style-name="P8"><text:span text:style-name="T1">The verdict </text:span><text:span text:style-name="T3">against Amazon </text:span><text:span text:style-name="T1">puts the European data privacy act GDPR into practice. The </text:span><text:span text:style-name="T2">court case</text:span><text:span text:style-name="T1"> is ongoing.</text:span></text:p>
      <text:p text:style-name="P7"><text:span text:style-name="T1"/></text:p>
      <text:p text:style-name="P18"><text:span text:style-name="T1"/></text:p>
      <text:p text:style-name="P7"><text:span text:style-name="T1"/></text:p>
      <text:p text:style-name="P7"><text:span text:style-name="T1"/></text:p>
      <text:p text:style-name="P7"><text:span text:style-name="T1">Microsoft switches off its chatbot after only 16 hours.</text:span></text:p>
      <text:p text:style-name="P18"><text:span text:style-name="T1"/></text:p>
      <text:p text:style-name="P5">2016 : <text:span text:style-name="T16">Chatbot Tay</text:span></text:p>
      <text:p text:style-name="P3">After posting 95000 messages on Twitter, the chatbot Tay had learned from its users to send out racist, sexist and abusive messages that it had to be taken offline.</text:p>
      <text:p text:style-name="P7"><text:span text:style-name="T1"/></text:p>
      <text:p text:style-name="P18"><text:span text:style-name="T1"/></text:p>
      <text:p text:style-name="P7"><text:span text:style-name="T1"/></text:p>
      <text:p text:style-name="P7"><text:span text:style-name="T1"/></text:p>
      <text:p text:style-name="P7"><text:span text:style-name="T1">The sci-fi author Isaac Asimov writes down fundamental laws to guide the actions of robots.</text:span></text:p>
      <text:p text:style-name="P1"/>
      <text:p text:style-name="P15">1942 : <text:span text:style-name="T16">Laws of Robotics</text:span></text:p>
      <text:p text:style-name="P3">The "Laws of Robotics" <text:span text:style-name="T14">by Isaac Asimove </text:span>are as follows:</text:p>
      <text:p text:style-name="P4"><text:span text:style-name="T12"/></text:p>
      <text:p text:style-name="P4"><text:span text:style-name="T12">1.</text:span> A robot may not injure a human being or, through inaction, allow a</text:p>
      <text:p text:style-name="P4"><text:s text:c="4"/>human being to come to harm.</text:p>
      <text:p text:style-name="P4"><text:span text:style-name="T12">2.</text:span> A robot must obey the orders given it by human beings except where</text:p>
      <text:p text:style-name="P4"><text:s text:c="4"/>such orders would conflict with the First Law.</text:p>
      <text:p text:style-name="P4"><text:span text:style-name="T12">3.</text:span> A robot must protect its own existence as long as such protection</text:p>
      <text:p text:style-name="P4"><text:s text:c="4"/>does not conflict with the First or Second Laws.</text:p>
      <text:p text:style-name="P7"><text:span text:style-name="T1"/></text:p>
      <text:p text:style-name="P18"><text:span text:style-name="T1"/></text:p>
      <text:p text:style-name="P7"><text:span text:style-name="T1"/></text:p>
      <text:p text:style-name="P7"><text:span text:style-name="T1"/></text:p>
      <text:p text:style-name="P7"><text:span text:style-name="T1">Netflix awards a 1 million USD prize for the best recommendation engine.</text:span></text:p>
      <text:p text:style-name="P1"/>
      <text:p text:style-name="P15">2009 : <text:span text:style-name="T16">Netflix Prize</text:span></text:p>
      <text:p text:style-name="P3">The Netflix Prize is considered a <text:span text:style-name="T14">significant </text:span>event because it propagated breakthroughs in recommendation algorithms. The training data consisted of 100 million user ratings.</text:p>
      <text:p text:style-name="P7"><text:span text:style-name="T1"/></text:p>
      <text:p text:style-name="P18"><text:span text:style-name="T1"/></text:p>
      <text:p text:style-name="P7"><text:span text:style-name="T1"/></text:p>
      <text:p text:style-name="P7"><text:span text:style-name="T1"/></text:p>
      <text:p text:style-name="P7"><text:span text:style-name="T1">The first version of Microsoft Word is released.</text:span></text:p>
      <text:p text:style-name="P1"/>
      <text:p text:style-name="P15">1983 : <text:span text:style-name="T16">MS Word</text:span></text:p>
      <text:p text:style-name="P12"><text:span text:style-name="T4">Microsoft</text:span><text:span text:style-name="T5"> publishes</text:span><text:span text:style-name="T4"> "Multi-Tool Word" with many innovations that few programs had at the time: </text:span><text:span text:style-name="T5">making text</text:span><text:span text:style-name="T4"> bold, italic </text:span><text:span text:style-name="T5">or</text:span><text:span text:style-name="T4"> underline, an undo function and </text:span><text:span text:style-name="T5">controlling </text:span><text:span text:style-name="T4">the application with a mouse!</text:span></text:p>
      <text:p text:style-name="P7"><text:span text:style-name="T1"/></text:p>
      <text:p text:style-name="P18"><text:span text:style-name="T1"/></text:p>
      <text:p text:style-name="P7"><text:span text:style-name="T1"/></text:p>
      <text:p text:style-name="P7"><text:span text:style-name="T1"/></text:p>
      <text:p text:style-name="P7"><text:span text:style-name="T1"/></text:p>
      <text:p text:style-name="P7"><text:span text:style-name="T1">The internet connects 15 computers.</text:span></text:p>
      <text:p text:style-name="P1"/>
      <text:p text:style-name="P14">1971 : <text:span text:style-name="T16">Internet</text:span></text:p>
      <text:p text:style-name="P2">ARPANET, an early research network at universities in California and Utah quickly grew exponantially into the internet we know today and is growing still. The browser-based world wide web did not exist until 1990.</text:p>
      <text:p text:style-name="P7"><text:span text:style-name="T1"/></text:p>
      <text:p text:style-name="P18"><text:span text:style-name="T1"/></text:p>
      <text:p text:style-name="P7"><text:span text:style-name="T1"/></text:p>
      <text:p text:style-name="P7"><text:span text:style-name="T1"/></text:p>
      <text:p text:style-name="P7"><text:span text:style-name="T1">A man is convicted to a four-month jail sentence for playing Tetris.</text:span></text:p>
      <text:p text:style-name="P1"/>
      <text:p text:style-name="P14">2002 : <text:span text:style-name="T16">Tetris</text:span></text:p>
      <text:p text:style-name="P2">Faiz Chopdat from Blackburn, Lancashire was playing Tetris on his mobile while on a plane and refused to switch off the phone when instructed by the cabin crew. It was high score or flight safety.</text:p>
      <text:p text:style-name="P1"/>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8-09T09:10:35.157295743</meta:creation-date>
    <dc:date>2024-08-09T09:43:41.851466971</dc:date>
    <meta:editing-duration>PT10M54S</meta:editing-duration>
    <meta:editing-cycles>2</meta:editing-cycles>
    <meta:generator>LibreOffice/6.4.7.2$Linux_X86_64 LibreOffice_project/40$Build-2</meta:generator>
    <meta:document-statistic meta:table-count="0" meta:image-count="0" meta:object-count="0" meta:page-count="42" meta:paragraph-count="75" meta:word-count="1005" meta:character-count="5946" meta:non-whitespace-character-count="5004"/>
  </office:meta>
</office:document-meta>
</file>